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2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34.01mm"/>
    </style:style>
    <style:style style:name="co6" style:family="table-column">
      <style:table-column-properties fo:break-before="auto" style:column-width="60.73mm"/>
    </style:style>
    <style:style style:name="co7" style:family="table-column">
      <style:table-column-properties fo:break-before="auto" style:column-width="60.7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Execution time: (program is using only one thread!)</text:p>
          </table:table-cell>
          <table:covered-table-cell/>
          <table:covered-table-cell table:style-name="Default"/>
          <table:covered-table-cell table:number-columns-repeated="3"/>
          <table:table-cell table:style-name="ce1" office:value-type="string" calcext:value-type="string" table:number-columns-spanned="4" table:number-rows-spanned="1">
            <text:p>Approximate execution time if the program were to use all threads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rocessor nam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Number of Threads</text:p>
          </table:table-cell>
          <table:table-cell office:value-type="string" calcext:value-type="string">
            <text:p>OS</text:p>
          </table:table-cell>
          <table:table-cell table:style-name="ce2" office:value-type="string" calcext:value-type="string">
            <text:p>Test INC C</text:p>
          </table:table-cell>
          <table:table-cell table:style-name="ce2" office:value-type="string" calcext:value-type="string">
            <text:p>Test INC Python</text:p>
          </table:table-cell>
          <table:table-cell table:style-name="ce4" office:value-type="string" calcext:value-type="string">
            <text:p>How many times C is faster than Python?</text:p>
          </table:table-cell>
          <table:table-cell table:style-name="ce6" office:value-type="string" calcext:value-type="string">
            <text:p>Test SQRT C</text:p>
          </table:table-cell>
          <table:table-cell table:style-name="ce6" office:value-type="string" calcext:value-type="string">
            <text:p>Test SQRT Python</text:p>
          </table:table-cell>
          <table:table-cell table:style-name="ce4" office:value-type="string" calcext:value-type="string">
            <text:p>How many times C is faster than Python?</text:p>
          </table:table-cell>
          <table:table-cell table:style-name="ce2" office:value-type="string" calcext:value-type="string">
            <text:p>Test INC C</text:p>
          </table:table-cell>
          <table:table-cell table:style-name="ce2" office:value-type="string" calcext:value-type="string">
            <text:p>Test INC Python</text:p>
          </table:table-cell>
          <table:table-cell table:style-name="ce6" office:value-type="string" calcext:value-type="string">
            <text:p>Test SQRT C</text:p>
          </table:table-cell>
          <table:table-cell table:style-name="ce6" office:value-type="string" calcext:value-type="string">
            <text:p>Test SQRT Python</text:p>
          </table:table-cell>
        </table:table-row>
        <table:table-row table:style-name="ro1">
          <table:table-cell office:value-type="string" calcext:value-type="string">
            <text:p>Intel® Core™ i7-3770 3.40 GHz</text:p>
          </table:table-cell>
          <table:table-cell office:value-type="string" calcext:value-type="string">
            <text:p>64 b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dows 10 Pro 64 bit</text:p>
          </table:table-cell>
          <table:table-cell office:value-type="float" office:value="0.02" calcext:value-type="float">
            <text:p>0,02</text:p>
          </table:table-cell>
          <table:table-cell office:value-type="float" office:value="0.97700023651123" calcext:value-type="float">
            <text:p>0,97700023651123</text:p>
          </table:table-cell>
          <table:table-cell table:formula="of:=[.F3]/[.E3]" office:value-type="float" office:value="48.8500118255615" calcext:value-type="float">
            <text:p>48,8500118256</text:p>
          </table:table-cell>
          <table:table-cell table:style-name="ce12" office:value-type="float" office:value="0.426" calcext:value-type="float">
            <text:p>0,426</text:p>
          </table:table-cell>
          <table:table-cell office:value-type="float" office:value="1.92060971260071" calcext:value-type="float">
            <text:p>1,92060971260071</text:p>
          </table:table-cell>
          <table:table-cell table:formula="of:=[.I3]/[.H3]" office:value-type="float" office:value="4.50847350375753" calcext:value-type="float">
            <text:p>4,50847350375753</text:p>
          </table:table-cell>
          <table:table-cell table:formula="of:=[.E3]/[.C3]" office:value-type="float" office:value="0.0025" calcext:value-type="float">
            <text:p>0,0025</text:p>
          </table:table-cell>
          <table:table-cell table:formula="of:=[.F3]/[.C3]" office:value-type="float" office:value="0.122125029563904" calcext:value-type="float">
            <text:p>0,122125029563904</text:p>
          </table:table-cell>
          <table:table-cell table:formula="of:=[.H3]/[.C3]" office:value-type="float" office:value="0.05325" calcext:value-type="float">
            <text:p>0,05325</text:p>
          </table:table-cell>
          <table:table-cell table:formula="of:=[.H3]/[.C3]" office:value-type="float" office:value="0.05325" calcext:value-type="float">
            <text:p>0,05325</text:p>
          </table:table-cell>
        </table:table-row>
        <table:table-row table:style-name="ro1">
          <table:table-cell office:value-type="string" calcext:value-type="string">
            <text:p>Intel Core i7-3840QM @ 2.80GHz </text:p>
          </table:table-cell>
          <table:table-cell office:value-type="string" calcext:value-type="string">
            <text:p>64 b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cOS Catalina</text:p>
          </table:table-cell>
          <table:table-cell office:value-type="float" office:value="0.022146" calcext:value-type="float">
            <text:p>0,022146</text:p>
          </table:table-cell>
          <table:table-cell office:value-type="float" office:value="1.14402794837952" calcext:value-type="float">
            <text:p>1,14402794837952</text:p>
          </table:table-cell>
          <table:table-cell table:formula="of:=[.F4]/[.E4]" office:value-type="float" office:value="51.6584461473639" calcext:value-type="float">
            <text:p>51,6584461474</text:p>
          </table:table-cell>
          <table:table-cell office:value-type="float" office:value="0.084024" calcext:value-type="float">
            <text:p>0,084024</text:p>
          </table:table-cell>
          <table:table-cell office:value-type="float" office:value="1.74920725822449" calcext:value-type="float">
            <text:p>1,74920725822449</text:p>
          </table:table-cell>
          <table:table-cell table:formula="of:=[.I4]/[.H4]" office:value-type="float" office:value="20.8179479461165" calcext:value-type="float">
            <text:p>20,8179479461165</text:p>
          </table:table-cell>
          <table:table-cell table:formula="of:=[.E4]/[.C4]" office:value-type="float" office:value="0.00276825" calcext:value-type="float">
            <text:p>0,00276825</text:p>
          </table:table-cell>
          <table:table-cell table:formula="of:=[.F4]/[.C4]" office:value-type="float" office:value="0.14300349354744" calcext:value-type="float">
            <text:p>0,14300349354744</text:p>
          </table:table-cell>
          <table:table-cell table:formula="of:=[.H4]/[.C4]" office:value-type="float" office:value="0.010503" calcext:value-type="float">
            <text:p>0,010503</text:p>
          </table:table-cell>
          <table:table-cell table:formula="of:=[.I4]/[.C4]" office:value-type="float" office:value="0.218650907278061" calcext:value-type="float">
            <text:p>0,218650907278061</text:p>
          </table:table-cell>
        </table:table-row>
        <table:table-row table:style-name="ro1">
          <table:table-cell office:value-type="string" calcext:value-type="string">
            <text:p>Intel® Core™ i7-3770 3.40 GHz</text:p>
          </table:table-cell>
          <table:table-cell office:value-type="string" calcext:value-type="string">
            <text:p>64 b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GNU/Linux </text:span>Ubuntu</text:p>
          </table:table-cell>
          <table:table-cell office:value-type="float" office:value="0.02512" calcext:value-type="float">
            <text:p>0,02512</text:p>
          </table:table-cell>
          <table:table-cell office:value-type="float" office:value="0.851510524749756" calcext:value-type="float">
            <text:p>0,851510524749756</text:p>
          </table:table-cell>
          <table:table-cell table:formula="of:=[.F5]/[.E5]" office:value-type="float" office:value="33.8977119725221" calcext:value-type="float">
            <text:p>33,8977119725</text:p>
          </table:table-cell>
          <table:table-cell office:value-type="float" office:value="0.070249" calcext:value-type="float">
            <text:p>0,070249</text:p>
          </table:table-cell>
          <table:table-cell office:value-type="float" office:value="1.28321886062622" calcext:value-type="float">
            <text:p>1,28321886062622</text:p>
          </table:table-cell>
          <table:table-cell table:formula="of:=[.I5]/[.H5]" office:value-type="float" office:value="18.2667206739771" calcext:value-type="float">
            <text:p>18,2667206739771</text:p>
          </table:table-cell>
          <table:table-cell table:formula="of:=[.E5]/[.C5]" office:value-type="float" office:value="0.00314" calcext:value-type="float">
            <text:p>0,00314</text:p>
          </table:table-cell>
          <table:table-cell table:formula="of:=[.F5]/[.C5]" office:value-type="float" office:value="0.10643881559372" calcext:value-type="float">
            <text:p>0,10643881559372</text:p>
          </table:table-cell>
          <table:table-cell table:formula="of:=[.H5]/[.C5]" office:value-type="float" office:value="0.008781125" calcext:value-type="float">
            <text:p>0,008781125</text:p>
          </table:table-cell>
          <table:table-cell table:formula="of:=[.I5]/[.C5]" office:value-type="float" office:value="0.160402357578278" calcext:value-type="float">
            <text:p>0,160402357578278</text:p>
          </table:table-cell>
        </table:table-row>
        <table:table-row table:style-name="ro1">
          <table:table-cell office:value-type="string" calcext:value-type="string">
            <text:p>Octa-core (4x2.0 GHz Kryo 260 Gold &amp; 4x1.8 GHz Kryo 260 Silver)</text:p>
          </table:table-cell>
          <table:table-cell office:value-type="string" calcext:value-type="string">
            <text:p>aarch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droid 11</text:p>
          </table:table-cell>
          <table:table-cell office:value-type="float" office:value="0.034717" calcext:value-type="float">
            <text:p>0,034717</text:p>
          </table:table-cell>
          <table:table-cell office:value-type="float" office:value="4.32922029495239" calcext:value-type="float">
            <text:p>4,32922029495239</text:p>
          </table:table-cell>
          <table:table-cell table:formula="of:=[.F6]/[.E6]" office:value-type="float" office:value="124.700299419662" calcext:value-type="float">
            <text:p>124,7002994197</text:p>
          </table:table-cell>
          <table:table-cell office:value-type="float" office:value="0.156882" calcext:value-type="float">
            <text:p>0,156882</text:p>
          </table:table-cell>
          <table:table-cell office:value-type="float" office:value="6.25573766268921" calcext:value-type="float">
            <text:p>6,25573766268921</text:p>
          </table:table-cell>
          <table:table-cell table:formula="of:=[.I6]/[.H6]" office:value-type="float" office:value="39.8754328902564" calcext:value-type="float">
            <text:p>39,8754328902564</text:p>
          </table:table-cell>
          <table:table-cell table:formula="of:=[.E6]/[.C6]" office:value-type="float" office:value="0.004339625" calcext:value-type="float">
            <text:p>0,004339625</text:p>
          </table:table-cell>
          <table:table-cell table:formula="of:=[.F6]/[.C6]" office:value-type="float" office:value="0.541152536869049" calcext:value-type="float">
            <text:p>0,541152536869049</text:p>
          </table:table-cell>
          <table:table-cell table:formula="of:=[.H6]/[.C6]" office:value-type="float" office:value="0.01961025" calcext:value-type="float">
            <text:p>0,01961025</text:p>
          </table:table-cell>
          <table:table-cell table:formula="of:=[.I6]/[.C6]" office:value-type="float" office:value="0.781967207836151" calcext:value-type="float">
            <text:p>0,781967207836151</text:p>
          </table:table-cell>
        </table:table-row>
        <table:table-row table:style-name="ro1">
          <table:table-cell office:value-type="string" calcext:value-type="string">
            <text:p>Intel(R) Core(TM) Duo T2400 1.83GHz</text:p>
          </table:table-cell>
          <table:table-cell office:value-type="string" calcext:value-type="string">
            <text:p>32 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GNU/Linux </text:span>Debian 10 32 bit</text:p>
          </table:table-cell>
          <table:table-cell office:value-type="float" office:value="0.037926" calcext:value-type="float">
            <text:p>0,037926</text:p>
          </table:table-cell>
          <table:table-cell office:value-type="float" office:value="2.96312546730042" calcext:value-type="float">
            <text:p>2,96312546730042</text:p>
          </table:table-cell>
          <table:table-cell table:formula="of:=[.F7]/[.E7]" office:value-type="float" office:value="78.1291321863739" calcext:value-type="float">
            <text:p>78,1291321864</text:p>
          </table:table-cell>
          <table:table-cell office:value-type="float" office:value="0.711149" calcext:value-type="float">
            <text:p>0,711149</text:p>
          </table:table-cell>
          <table:table-cell office:value-type="float" office:value="6.49431443214417" calcext:value-type="float">
            <text:p>6,49431443214417</text:p>
          </table:table-cell>
          <table:table-cell table:formula="of:=[.I7]/[.H7]" office:value-type="float" office:value="9.13214309820328" calcext:value-type="float">
            <text:p>9,13214309820328</text:p>
          </table:table-cell>
          <table:table-cell table:formula="of:=[.E7]/[.C7]" office:value-type="float" office:value="0.018963" calcext:value-type="float">
            <text:p>0,018963</text:p>
          </table:table-cell>
          <table:table-cell table:formula="of:=[.I7]/[.C7]" office:value-type="float" office:value="3.24715721607208" calcext:value-type="float">
            <text:p>3,24715721607208</text:p>
          </table:table-cell>
          <table:table-cell table:formula="of:=[.H7]/[.C7]" office:value-type="float" office:value="0.3555745" calcext:value-type="float">
            <text:p>0,3555745</text:p>
          </table:table-cell>
          <table:table-cell table:formula="of:=[.F7]/[.C7]" office:value-type="float" office:value="1.48156273365021" calcext:value-type="float">
            <text:p>1,48156273365021</text:p>
          </table:table-cell>
        </table:table-row>
        <table:table-row table:style-name="ro1">
          <table:table-cell office:value-type="string" calcext:value-type="string">
            <text:p>Intel(R) Core(TM)2 CPU <text:s text:c="9"/>e4300 <text:s/>@ 1.80GHz</text:p>
          </table:table-cell>
          <table:table-cell office:value-type="string" calcext:value-type="string">
            <text:p>64 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U/Linux Debian 10 64 bit</text:p>
          </table:table-cell>
          <table:table-cell office:value-type="float" office:value="0.039063" calcext:value-type="float">
            <text:p>0,039063</text:p>
          </table:table-cell>
          <table:table-cell office:value-type="float" office:value="2.16141247749329" calcext:value-type="float">
            <text:p>2,16141247749329</text:p>
          </table:table-cell>
          <table:table-cell table:formula="of:=[.F8]/[.E8]" office:value-type="float" office:value="55.3314511812531" calcext:value-type="float">
            <text:p>55,3314511813</text:p>
          </table:table-cell>
          <table:table-cell office:value-type="float" office:value="0.344911" calcext:value-type="float">
            <text:p>0,344911</text:p>
          </table:table-cell>
          <table:table-cell office:value-type="float" office:value="3.7261471748352" calcext:value-type="float">
            <text:p>3,7261471748352</text:p>
          </table:table-cell>
          <table:table-cell table:formula="of:=[.I8]/[.H8]" office:value-type="float" office:value="10.8032135096741" calcext:value-type="float">
            <text:p>10,8032135096741</text:p>
          </table:table-cell>
          <table:table-cell table:formula="of:=[.E8]/[.C8]" office:value-type="float" office:value="0.0195315" calcext:value-type="float">
            <text:p>0,0195315</text:p>
          </table:table-cell>
          <table:table-cell table:formula="of:=[.F8]/[.C8]" office:value-type="float" office:value="1.08070623874665" calcext:value-type="float">
            <text:p>1,08070623874665</text:p>
          </table:table-cell>
          <table:table-cell table:formula="of:=[.H8]/[.C8]" office:value-type="float" office:value="0.1724555" calcext:value-type="float">
            <text:p>0,1724555</text:p>
          </table:table-cell>
          <table:table-cell table:formula="of:=[.I8]/[.C8]" office:value-type="float" office:value="1.8630735874176" calcext:value-type="float">
            <text:p>1,8630735874176</text:p>
          </table:table-cell>
        </table:table-row>
        <table:table-row table:style-name="ro1">
          <table:table-cell office:value-type="string" calcext:value-type="string">
            <text:p>AMD Sempron(tm) Processor 2600+ 1,6 GHz</text:p>
          </table:table-cell>
          <table:table-cell office:value-type="string" calcext:value-type="string">
            <text:p>64 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 Debian 10 64 bit</text:p>
          </table:table-cell>
          <table:table-cell office:value-type="float" office:value="0.044464" calcext:value-type="float">
            <text:p>0,044464</text:p>
          </table:table-cell>
          <table:table-cell office:value-type="float" office:value="3.51288771629333" calcext:value-type="float">
            <text:p>3,51288771629333</text:p>
          </table:table-cell>
          <table:table-cell table:formula="of:=[.F9]/[.E9]" office:value-type="float" office:value="79.0052113236176" calcext:value-type="float">
            <text:p>79,0052113236</text:p>
          </table:table-cell>
          <table:table-cell office:value-type="float" office:value="0.166517" calcext:value-type="float">
            <text:p>0,166517</text:p>
          </table:table-cell>
          <table:table-cell office:value-type="float" office:value="6.71687507629395" calcext:value-type="float">
            <text:p>6,71687507629395</text:p>
          </table:table-cell>
          <table:table-cell table:formula="of:=[.I9]/[.H9]" office:value-type="float" office:value="40.3374735089748" calcext:value-type="float">
            <text:p>40,3374735089748</text:p>
          </table:table-cell>
          <table:table-cell table:formula="of:=[.E9]/[.C9]" office:value-type="float" office:value="0.044464" calcext:value-type="float">
            <text:p>0,044464</text:p>
          </table:table-cell>
          <table:table-cell table:formula="of:=[.F9]/[.C9]" office:value-type="float" office:value="3.51288771629333" calcext:value-type="float">
            <text:p>3,51288771629333</text:p>
          </table:table-cell>
          <table:table-cell table:formula="of:=[.H9]/[.C9]" office:value-type="float" office:value="0.166517" calcext:value-type="float">
            <text:p>0,166517</text:p>
          </table:table-cell>
          <table:table-cell table:formula="of:=[.I9]/[.C9]" office:value-type="float" office:value="6.71687507629395" calcext:value-type="float">
            <text:p>6,71687507629395</text:p>
          </table:table-cell>
        </table:table-row>
        <table:table-row table:style-name="ro1">
          <table:table-cell office:value-type="string" calcext:value-type="string">
            <text:p><text:s/>Intel(R) Atom(TM) CPU <text:s/>Z3735F @ 1.33GHz</text:p>
          </table:table-cell>
          <table:table-cell office:value-type="string" calcext:value-type="string">
            <text:p>I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U/Linux Debian 10 32 bit</text:p>
          </table:table-cell>
          <table:table-cell office:value-type="float" office:value="0.045652" calcext:value-type="float">
            <text:p>0,045652</text:p>
          </table:table-cell>
          <table:table-cell office:value-type="float" office:value="4.16465044021606" calcext:value-type="float">
            <text:p>4,16465044021606</text:p>
          </table:table-cell>
          <table:table-cell table:formula="of:=[.F10]/[.E10]" office:value-type="float" office:value="91.2260238372045" calcext:value-type="float">
            <text:p>91,2260238372</text:p>
          </table:table-cell>
          <table:table-cell table:style-name="ce3" office:value-type="float" office:value="0.597424" calcext:value-type="float">
            <text:p>0,597424</text:p>
          </table:table-cell>
          <table:table-cell office:value-type="float" office:value="9.56595349311829" calcext:value-type="float">
            <text:p>9,56595349311829</text:p>
          </table:table-cell>
          <table:table-cell table:formula="of:=[.I10]/[.H10]" office:value-type="float" office:value="16.0120006781085" calcext:value-type="float">
            <text:p>16,0120006781085</text:p>
          </table:table-cell>
          <table:table-cell table:formula="of:=[.E10]/[.C10]" office:value-type="float" office:value="0.011413" calcext:value-type="float">
            <text:p>0,011413</text:p>
          </table:table-cell>
          <table:table-cell table:formula="of:=[.F10]/[.C10]" office:value-type="float" office:value="1.04116261005402" calcext:value-type="float">
            <text:p>1,04116261005402</text:p>
          </table:table-cell>
          <table:table-cell table:formula="of:=[.H10]/[.C10]" office:value-type="float" office:value="0.149356" calcext:value-type="float">
            <text:p>0,149356</text:p>
          </table:table-cell>
          <table:table-cell table:formula="of:=[.I10]/[.C10]" office:value-type="float" office:value="2.39148837327957" calcext:value-type="float">
            <text:p>2,39148837327957</text:p>
          </table:table-cell>
        </table:table-row>
        <table:table-row table:style-name="ro1">
          <table:table-cell office:value-type="string" calcext:value-type="string">
            <text:p>Intel Core 2 Duo E4500 2.20 GHz</text:p>
          </table:table-cell>
          <table:table-cell office:value-type="string" calcext:value-type="string">
            <text:p>64 b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s 10 Pro 64 bit</text:p>
          </table:table-cell>
          <table:table-cell table:style-name="ce3" office:value-type="float" office:value="0.046" calcext:value-type="float">
            <text:p>0,046</text:p>
          </table:table-cell>
          <table:table-cell office:value-type="float" office:value="1.87505316734314" calcext:value-type="float">
            <text:p>1,87505316734314</text:p>
          </table:table-cell>
          <table:table-cell table:formula="of:=[.F11]/[.E11]" office:value-type="float" office:value="40.7620253770248" calcext:value-type="float">
            <text:p>40,7620253770</text:p>
          </table:table-cell>
          <table:table-cell table:style-name="ce12" office:value-type="float" office:value="1.156" calcext:value-type="float">
            <text:p>1,156</text:p>
          </table:table-cell>
          <table:table-cell table:style-name="ce12" office:value-type="float" office:value="3.4180953502655" calcext:value-type="float">
            <text:p>3,4180953502655</text:p>
          </table:table-cell>
          <table:table-cell table:style-name="ce12" table:formula="of:=[.I11]/[.H11]" office:value-type="float" office:value="2.95682988777293" calcext:value-type="float">
            <text:p>2,95682988777293</text:p>
          </table:table-cell>
          <table:table-cell table:formula="of:=[.E11]/[.C11]" office:value-type="float" office:value="0.023" calcext:value-type="float">
            <text:p>0,023</text:p>
          </table:table-cell>
          <table:table-cell table:formula="of:=[.F11]/[.C11]" office:value-type="float" office:value="0.93752658367157" calcext:value-type="float">
            <text:p>0,93752658367157</text:p>
          </table:table-cell>
          <table:table-cell table:formula="of:=[.H11]/[.C11]" office:value-type="float" office:value="0.578" calcext:value-type="float">
            <text:p>0,578</text:p>
          </table:table-cell>
          <table:table-cell table:formula="of:=[.I11]/[.C11]" office:value-type="float" office:value="1.70904767513275" calcext:value-type="float">
            <text:p>1,70904767513275</text:p>
          </table:table-cell>
        </table:table-row>
        <table:table-row table:style-name="ro1">
          <table:table-cell office:value-type="string" calcext:value-type="string">
            <text:p>H3 Quad-core Cortex-A7 H.265/HEVC 4K 4x1.368 GHz</text:p>
          </table:table-cell>
          <table:table-cell office:value-type="string" calcext:value-type="string">
            <text:p>Armv7-A 32 b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mbian based on Debian</text:p>
          </table:table-cell>
          <table:table-cell office:value-type="float" office:value="0.087996" calcext:value-type="float">
            <text:p>0,087996</text:p>
          </table:table-cell>
          <table:table-cell office:value-type="float" office:value="9.85726809501648" calcext:value-type="float">
            <text:p>9,85726809501648</text:p>
          </table:table-cell>
          <table:table-cell table:formula="of:=[.F12]/[.E12]" office:value-type="float" office:value="112.019501966186" calcext:value-type="float">
            <text:p>112,0195019662</text:p>
          </table:table-cell>
          <table:table-cell office:value-type="float" office:value="0.526662" calcext:value-type="float">
            <text:p>0,526662</text:p>
          </table:table-cell>
          <table:table-cell office:value-type="float" office:value="19.8787686824799" calcext:value-type="float">
            <text:p>19,8787686824799</text:p>
          </table:table-cell>
          <table:table-cell table:formula="of:=[.I12]/[.H12]" office:value-type="float" office:value="37.7448319462576" calcext:value-type="float">
            <text:p>37,7448319462576</text:p>
          </table:table-cell>
          <table:table-cell table:formula="of:=[.E12]/[.C12]" office:value-type="float" office:value="0.021999" calcext:value-type="float">
            <text:p>0,021999</text:p>
          </table:table-cell>
          <table:table-cell table:formula="of:=[.F12]/[.C12]" office:value-type="float" office:value="2.46431702375412" calcext:value-type="float">
            <text:p>2,46431702375412</text:p>
          </table:table-cell>
          <table:table-cell table:formula="of:=[.H12]/[.C12]" office:value-type="float" office:value="0.1316655" calcext:value-type="float">
            <text:p>0,1316655</text:p>
          </table:table-cell>
          <table:table-cell table:formula="of:=[.I12]/[.C12]" office:value-type="float" office:value="4.96969217061998" calcext:value-type="float">
            <text:p>4,96969217061998</text:p>
          </table:table-cell>
        </table:table-row>
        <table:table-row table:style-name="ro1">
          <table:table-cell office:value-type="string" calcext:value-type="string">
            <text:p>AMD Duron 750Mhz <text:s/></text:p>
          </table:table-cell>
          <table:table-cell office:value-type="string" calcext:value-type="string">
            <text:p>32 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U/Linux AntiX 32 bit</text:p>
          </table:table-cell>
          <table:table-cell office:value-type="float" office:value="0.094477" calcext:value-type="float">
            <text:p>0,094477</text:p>
          </table:table-cell>
          <table:table-cell office:value-type="float" office:value="11.7300488949" calcext:value-type="float">
            <text:p>11,7300488949</text:p>
          </table:table-cell>
          <table:table-cell table:formula="of:=[.F13]/[.E13]" office:value-type="float" office:value="124.157719814346" calcext:value-type="float">
            <text:p>124,1577198143</text:p>
          </table:table-cell>
          <table:table-cell office:value-type="float" office:value="1.505072" calcext:value-type="float">
            <text:p>1,505072</text:p>
          </table:table-cell>
          <table:table-cell office:value-type="float" office:value="24.5478720665" calcext:value-type="float">
            <text:p>24,5478720665</text:p>
          </table:table-cell>
          <table:table-cell table:formula="of:=[.I13]/[.H13]" office:value-type="float" office:value="16.3100981657356" calcext:value-type="float">
            <text:p>16,3100981657356</text:p>
          </table:table-cell>
          <table:table-cell table:formula="of:=[.E13]/[.C13]" office:value-type="float" office:value="0.094477" calcext:value-type="float">
            <text:p>0,094477</text:p>
          </table:table-cell>
          <table:table-cell table:formula="of:=[.F13]/[.C13]" office:value-type="float" office:value="11.7300488949" calcext:value-type="float">
            <text:p>11,7300488949</text:p>
          </table:table-cell>
          <table:table-cell table:formula="of:=[.H13]/[.C13]" office:value-type="float" office:value="1.505072" calcext:value-type="float">
            <text:p>1,505072</text:p>
          </table:table-cell>
          <table:table-cell table:formula="of:=[.I13]/[.C13]" office:value-type="float" office:value="24.5478720665" calcext:value-type="float">
            <text:p>24,5478720665</text:p>
          </table:table-cell>
        </table:table-row>
        <table:table-row table:style-name="ro1">
          <table:table-cell office:value-type="string" calcext:value-type="string">
            <text:p>Cortex A53</text:p>
          </table:table-cell>
          <table:table-cell office:value-type="string" calcext:value-type="string">
            <text:p>aarch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roid 5</text:p>
          </table:table-cell>
          <table:table-cell office:value-type="float" office:value="0.079335" calcext:value-type="float">
            <text:p>0,079335</text:p>
          </table:table-cell>
          <table:table-cell office:value-type="float" office:value="14.0030219554901" calcext:value-type="float">
            <text:p>14,0030219554901</text:p>
          </table:table-cell>
          <table:table-cell table:formula="of:=[.F14]/[.E14]" office:value-type="float" office:value="176.504972023572" calcext:value-type="float">
            <text:p>176,5049720236</text:p>
          </table:table-cell>
          <table:table-cell office:value-type="float" office:value="4.769109" calcext:value-type="float">
            <text:p>4,769109</text:p>
          </table:table-cell>
          <table:table-cell office:value-type="float" office:value="30.1858248710632" calcext:value-type="float">
            <text:p>30,1858248710632</text:p>
          </table:table-cell>
          <table:table-cell table:formula="of:=[.I14]/[.H14]" office:value-type="float" office:value="6.32944746514773" calcext:value-type="float">
            <text:p>6,32944746514773</text:p>
          </table:table-cell>
          <table:table-cell table:formula="of:=[.E14]/[.C14]" office:value-type="float" office:value="0.01983375" calcext:value-type="float">
            <text:p>0,01983375</text:p>
          </table:table-cell>
          <table:table-cell table:formula="of:=[.F14]/[.C14]" office:value-type="float" office:value="3.50075548887253" calcext:value-type="float">
            <text:p>3,50075548887253</text:p>
          </table:table-cell>
          <table:table-cell table:formula="of:=[.H14]/[.C14]" office:value-type="float" office:value="1.19227725" calcext:value-type="float">
            <text:p>1,19227725</text:p>
          </table:table-cell>
          <table:table-cell table:formula="of:=[.I14]/[.C14]" office:value-type="float" office:value="7.54645621776581" calcext:value-type="float">
            <text:p>7,54645621776581</text:p>
          </table:table-cell>
        </table:table-row>
      </table:table>
      <table:named-expressions/>
      <table:database-ranges>
        <table:database-range table:name="__Anonymous_Sheet_DB__0" table:target-range-address="Arkusz1.A3:Arkusz1.N1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.00.0000</text:date>, <text:time style:data-style-name="N2" text:time-value="13:40:54.39330024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00:21:37.119834788</meta:creation-date>
    <dc:date>2021-09-27T14:11:26.994703420</dc:date>
    <meta:editing-duration>PT20M9S</meta:editing-duration>
    <meta:editing-cycles>6</meta:editing-cycles>
    <meta:generator>LibreOffice/6.1.5.2$Linux_X86_64 LibreOffice_project/10$Build-2</meta:generator>
    <meta:document-statistic meta:table-count="1" meta:cell-count="184" meta:object-count="0"/>
  </office:meta>
</office:document-meta>
</file>